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bc64" officeooo:paragraph-rsid="00034d5a" fo:background-color="#87d1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3bc64" officeooo:paragraph-rsid="00034d5a" fo:background-color="#87d1d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bdca" officeooo:paragraph-rsid="0005bdca" fo:background-color="#87d1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5bdca" officeooo:paragraph-rsid="0005bdca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78249" officeooo:paragraph-rsid="00078249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88b7d" officeooo:paragraph-rsid="00088b7d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90a84" officeooo:paragraph-rsid="00090a84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a5090" officeooo:paragraph-rsid="000a5090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5bdca" officeooo:paragraph-rsid="0005bdca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a5090" officeooo:paragraph-rsid="000a5090" fo:background-color="transparent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90a84" officeooo:paragraph-rsid="00088b7d" fo:background-color="transparent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90a84" officeooo:paragraph-rsid="00090a84" fo:background-color="transparent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a5090" officeooo:paragraph-rsid="000a5090" fo:background-color="transparent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b7acd" officeooo:paragraph-rsid="000b7acd" fo:background-color="transparent" style:font-size-asian="16pt" style:font-weight-asian="normal" style:font-size-complex="16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6pt" fo:font-weight="normal" officeooo:rsid="000b7acd" officeooo:paragraph-rsid="000b7acd" fo:background-color="transparent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090a84" officeooo:paragraph-rsid="00090a84" fo:background-color="transparent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a5090" officeooo:paragraph-rsid="000a5090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0b7acd" officeooo:paragraph-rsid="000b7acd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0cdcc9" officeooo:paragraph-rsid="000cdcc9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05bdca" officeooo:paragraph-rsid="0005bdca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1b893c" officeooo:paragraph-rsid="000d7a21" fo:background-color="transparent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weight="normal" officeooo:rsid="001b893c" officeooo:paragraph-rsid="000d7a21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0d7a21"/>
    </style:style>
    <style:style style:name="P24" style:family="paragraph" style:parent-style-name="Preformatted_20_Text">
      <style:paragraph-properties fo:text-align="start" style:justify-single-word="false"/>
      <style:text-properties fo:font-size="16pt" fo:font-weight="normal" officeooo:rsid="000cdcc9" officeooo:paragraph-rsid="000cdcc9" fo:background-color="transparent" style:font-size-asian="16pt" style:font-weight-asian="normal" style:font-size-complex="16pt" style:font-weight-complex="normal"/>
    </style:style>
    <style:style style:name="P25" style:family="paragraph" style:parent-style-name="Preformatted_20_Text">
      <style:text-properties fo:font-size="14pt" style:font-size-asian="14pt" style:font-size-complex="14pt"/>
    </style:style>
    <style:style style:name="P26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Preformatted_20_Text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text-properties officeooo:paragraph-rsid="000d6f4e"/>
    </style:style>
    <style:style style:name="P29" style:family="paragraph" style:parent-style-name="Preformatted_20_Text">
      <style:paragraph-properties fo:margin-top="0in" fo:margin-bottom="0.1965in" loext:contextual-spacing="false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0cdcc9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size="14pt" style:font-size-asian="14pt" style:font-size-complex="14pt"/>
    </style:style>
    <style:style style:name="P32" style:family="paragraph" style:parent-style-name="Preformatted_20_Text">
      <style:paragraph-properties fo:margin-top="0in" fo:margin-bottom="0.1965in" loext:contextual-spacing="false"/>
      <style:text-properties fo:font-size="14pt" officeooo:rsid="000cdcc9" officeooo:paragraph-rsid="000cdcc9" style:font-size-asian="14pt" style:font-size-complex="14pt"/>
    </style:style>
    <style:style style:name="P33" style:family="paragraph" style:parent-style-name="Preformatted_20_Text">
      <style:paragraph-properties fo:margin-top="0in" fo:margin-bottom="0.1965in" loext:contextual-spacing="false"/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Preformatted_20_Text">
      <style:paragraph-properties fo:margin-top="0in" fo:margin-bottom="0.1965in" loext:contextual-spacing="false"/>
      <style:text-properties fo:font-size="13pt" fo:font-weight="normal" officeooo:rsid="000cdcc9" officeooo:paragraph-rsid="000cdcc9" style:font-size-asian="13pt" style:font-weight-asian="normal" style:font-size-complex="13pt" style:font-weight-complex="normal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paragraph-rsid="000d6f4e"/>
    </style:style>
    <style:style style:name="P36" style:family="paragraph" style:parent-style-name="Preformatted_20_Text">
      <style:paragraph-properties fo:margin-top="0in" fo:margin-bottom="0.1965in" loext:contextual-spacing="false"/>
      <style:text-properties fo:font-weight="normal" style:font-weight-asian="normal" style:font-weight-complex="normal"/>
    </style:style>
    <style:style style:name="P37" style:family="paragraph" style:parent-style-name="Preformatted_20_Text">
      <style:paragraph-properties fo:margin-top="0in" fo:margin-bottom="0.1965in" loext:contextual-spacing="false"/>
      <style:text-properties officeooo:paragraph-rsid="000d7a21"/>
    </style:style>
    <style:style style:name="P38" style:family="paragraph" style:parent-style-name="Preformatted_20_Text">
      <style:paragraph-properties fo:margin-top="0in" fo:margin-bottom="0.1965in" loext:contextual-spacing="false"/>
      <style:text-properties fo:font-weight="bold" officeooo:rsid="0024c61c" officeooo:paragraph-rsid="000d7a21" fo:background-color="transparent" style:font-weight-asian="bold" style:font-weight-complex="bold"/>
    </style:style>
    <style:style style:name="P39" style:family="paragraph" style:parent-style-name="Preformatted_20_Text">
      <style:paragraph-properties fo:margin-top="0in" fo:margin-bottom="0.1965in" loext:contextual-spacing="false"/>
      <style:text-properties fo:font-weight="bold" officeooo:rsid="0024c61c" officeooo:paragraph-rsid="000d7a21" style:font-weight-asian="bold" style:font-weight-complex="bold"/>
    </style:style>
    <style:style style:name="T1" style:family="text">
      <style:text-properties officeooo:rsid="00192940"/>
    </style:style>
    <style:style style:name="T2" style:family="text">
      <style:text-properties officeooo:rsid="00034d5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0a84" style:font-weight-asian="normal" style:font-weight-complex="normal"/>
    </style:style>
    <style:style style:name="T5" style:family="text">
      <style:text-properties fo:font-weight="normal" officeooo:rsid="000cdcc9" style:font-weight-asian="normal" style:font-weight-complex="normal"/>
    </style:style>
    <style:style style:name="T6" style:family="text">
      <style:text-properties officeooo:rsid="000b7ac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7acd" style:font-weight-asian="bold" style:font-weight-complex="bold"/>
    </style:style>
    <style:style style:name="T9" style:family="text">
      <style:text-properties fo:font-weight="bold" officeooo:rsid="000d6f4e" style:font-weight-asian="bold" style:font-weight-complex="bold"/>
    </style:style>
    <style:style style:name="T10" style:family="text">
      <style:text-properties officeooo:rsid="000cdcc9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officeooo:rsid="000d6f4e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d6f4e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d7a21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0d6f4e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0d7a21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0d7a21" style:font-size-asian="14pt" style:font-weight-asian="normal" style:font-size-complex="14pt" style:font-weight-complex="normal"/>
    </style:style>
    <style:style style:name="T20" style:family="text">
      <style:text-properties fo:font-size="16pt" fo:font-weight="bold" officeooo:rsid="000cdcc9" fo:background-color="transparent" loext:char-shading-value="0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0d6f4e" fo:background-color="transparent" loext:char-shading-value="0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0d7a21" fo:background-color="transparent" loext:char-shading-value="0" style:font-size-asian="16pt" style:font-weight-asian="bold" style:font-size-complex="16pt" style:font-weight-complex="bold"/>
    </style:style>
    <style:style style:name="T23" style:family="text">
      <style:text-properties fo:font-size="16pt" officeooo:rsid="000d6f4e" fo:background-color="transparent" loext:char-shading-value="0" style:font-size-asian="16pt" style:font-size-complex="16pt"/>
    </style:style>
    <style:style style:name="T24" style:family="text">
      <style:text-properties officeooo:rsid="000d7a21"/>
    </style:style>
    <style:style style:name="T25" style:family="text">
      <style:text-properties fo:font-size="22pt" fo:font-weight="bold" officeooo:rsid="000d7a21" fo:background-color="transparent" loext:char-shading-value="0" style:font-size-asian="22pt" style:font-weight-asian="bold" style:font-size-complex="22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bold" officeooo:rsid="000d7a21" style:font-size-asian="22pt" style:font-weight-asian="bold" style:font-size-complex="22pt" style:font-weight-complex="bold"/>
    </style:style>
    <style:style style:name="T28" style:family="text">
      <style:text-properties style:font-name="Liberation Serif" fo:font-size="14pt" fo:font-weight="bold" officeooo:rsid="001b893c" style:font-size-asian="12.25pt" style:font-weight-asian="bold" style:font-size-complex="14pt" style:font-weight-complex="bold"/>
    </style:style>
    <style:style style:name="T29" style:family="text">
      <style:text-properties style:font-name="Liberation Serif" fo:font-size="18pt" fo:font-weight="bold" officeooo:rsid="001b893c" fo:background-color="transparent" loext:char-shading-value="0" style:font-size-asian="18pt" style:font-weight-asian="bold" style:font-size-complex="18pt" style:font-weight-complex="bold"/>
    </style:style>
    <style:style style:name="T30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OF <text:span text:style-name="T1">Fifth</text:span> Session( Dec <text:span text:style-name="T2">21-24</text:span> )</text:p>
      <text:p text:style-name="P1"/>
      <text:p text:style-name="P1"/>
      <text:p text:style-name="P2"/>
      <text:p text:style-name="P3">Section 11 </text:p>
      <text:p text:style-name="P3"/>
      <text:p text:style-name="P4">Appendix A :</text:p>
      <text:p text:style-name="P4"/>
      <text:p text:style-name="P9">It Was more of the python Basics and how to use simple functions in python and many simple and shorthand methods to write and execute python commands.<text:line-break/>Using Lists, dictionaries,arrays and slicing them and many other useful ways in which python commands and scripts are written.</text:p>
      <text:p text:style-name="P9"/>
      <text:p text:style-name="P9">---------------------------------------------------------------------------------------------</text:p>
      <text:p text:style-name="P9"/>
      <text:p text:style-name="P9"/>
      <text:p text:style-name="P4">Section 12</text:p>
      <text:p text:style-name="P9"/>
      <text:p text:style-name="P9">Appendix B :</text:p>
      <text:p text:style-name="P9"/>
      <text:p text:style-name="P5">Statistics Overview</text:p>
      <text:p text:style-name="P5"/>
      <text:p text:style-name="P6">1)Discrete <text:s/>Uniform Distribution :</text:p>
      <text:p text:style-name="P6"><text:s/></text:p>
      <text:p text:style-name="P6"><text:s text:c="2"/><text:span text:style-name="T3">First the regular imports, and </text:span><text:span text:style-name="T4">plotting the dice roll using seaborn.</text:span></text:p>
      <text:p text:style-name="P11"><text:s text:c="2"/>Using sns.rugplot and changing the parameters such as colors and many other examples.</text:p>
      <text:p text:style-name="P11"/>
      <text:p text:style-name="P12">Printing bar and calcutlating mean of each column easily by calling the dataframe .</text:p>
      <text:p text:style-name="P12">German <text:s/>trank problem information and solution analysis to be done by our own.</text:p>
      <text:p text:style-name="P12"/>
      <text:p text:style-name="P7">2) Continuous Uniform Distribution :</text:p>
      <text:p text:style-name="P7"><text:s text:c="6"/>f(x) = 1/ (b-a)</text:p>
      <text:p text:style-name="P12"><text:soft-page-break/>mean = (a+b)/2</text:p>
      <text:p text:style-name="P7">variance = (b-a)^2/12</text:p>
      <text:p text:style-name="P7"/>
      <text:p text:style-name="P8">usig scipy and its stats and solving the example problem .</text:p>
      <text:p text:style-name="P8"/>
      <text:p text:style-name="P8">3) Binomial Distribution :</text:p>
      <text:p text:style-name="P8"><text:s/></text:p>
      <text:p text:style-name="P8">Using binom<text:span text:style-name="T6">ial</text:span> for calculating average and mean and many more <text:s/>in a much easy way.</text:p>
      <text:p text:style-name="P8">Plt.</text:p>
      <text:p text:style-name="P8"/>
      <text:p text:style-name="P8"><text:s/>F(x) = C(n,k) * p^k*(1-p)^n-k</text:p>
      <text:p text:style-name="P8">→ only 2 outcomes : success or failure. </text:p>
      <text:p text:style-name="P8"/>
      <text:p text:style-name="P8"/>
      <text:p text:style-name="P10">4) <text:span text:style-name="T8">Poisson Distribution</text:span></text:p>
      <text:p text:style-name="P10"><text:span text:style-name="T8"/></text:p>
      <text:p text:style-name="P14"><text:span text:style-name="T8"><text:s text:c="3"/></text:span><text:s text:c="3"/></text:p>
      <text:list xml:id="list1397391613" text:style-name="L1">
        <text:list-item>
          <text:p text:style-name="P15">Discrete Outcomes </text:p>
        </text:list-item>
        <text:list-item>
          <text:p text:style-name="P15">Range from 0 to infinity</text:p>
        </text:list-item>
        <text:list-item>
          <text:p text:style-name="P15">Rare Events</text:p>
        </text:list-item>
        <text:list-item>
          <text:p text:style-name="P15">independent events </text:p>
        </text:list-item>
        <text:list-item>
          <text:p text:style-name="P15">Constant throughout the experiment</text:p>
        </text:list-item>
      </text:list>
      <text:p text:style-name="P14"><text:span text:style-name="T7"/></text:p>
      <text:p text:style-name="P14"><text:span text:style-name="T7">5) Sampling Techniques :</text:span></text:p>
      <text:p text:style-name="P14"/>
      <text:p text:style-name="P14">Simple as picking number by hands or pseudo random numbers.</text:p>
      <text:p text:style-name="P14">Sampling with and without replacement</text:p>
      <text:p text:style-name="P14">Sampling Distribution of Proportions</text:p>
      <text:p text:style-name="P14"/>
      <text:p text:style-name="P18">6) T- Distribution : Student Distribution</text:p>
      <text:p text:style-name="P18"/>
      <text:p text:style-name="P14">→Small Sample Size</text:p>
      <text:p text:style-name="P14">→ As N gets larger it becomes a normal distribution.</text:p>
      <text:p text:style-name="P14">→ Analogous to z Statistics.</text:p>
      <text:p text:style-name="P14"/>
      <text:p text:style-name="P18"><text:soft-page-break/>7) Hypothesis Testing :</text:p>
      <text:p text:style-name="P18"><text:span text:style-name="T3">→ Assumptions</text:span></text:p>
      <text:p text:style-name="P18"><text:span text:style-name="T3">→ Hypothesis</text:span></text:p>
      <text:p text:style-name="P18"><text:span text:style-name="T3">→ Test Statistic</text:span></text:p>
      <text:p text:style-name="P18"><text:span text:style-name="T3">→ Distribution of test Statistic</text:span></text:p>
      <text:p text:style-name="P18">→ <text:span text:style-name="T3">Decision Rule</text:span></text:p>
      <text:p text:style-name="P18"><text:span text:style-name="T3">→ Statistical rule</text:span></text:p>
      <text:p text:style-name="P18"><text:span text:style-name="T3">→ p-values</text:span></text:p>
      <text:p text:style-name="P18"><text:span text:style-name="T3"/></text:p>
      <text:p text:style-name="P18">8) Bayes Theorem :</text:p>
      <text:p text:style-name="P18">Important for lot of machine learning concepts and real life applications.</text:p>
      <text:p text:style-name="P18"/>
      <text:p text:style-name="P18">→ <text:span text:style-name="T3">Formula of A/B</text:span></text:p>
      <text:p text:style-name="P18"><text:span text:style-name="T3">→ Finding total probability.</text:span></text:p>
      <text:p text:style-name="P18"><text:span text:style-name="T3">→ Finding probability of each events and </text:span><text:span text:style-name="T5">functioning the same.</text:span></text:p>
      <text:p text:style-name="P18"><text:span text:style-name="T5"/></text:p>
      <text:p text:style-name="P19">---------------------------------------------------------------------------------------------</text:p>
      <text:p text:style-name="P10"><text:span text:style-name="T8"><text:s/></text:span></text:p>
      <text:p text:style-name="P19">Section 13 </text:p>
      <text:p text:style-name="P19"/>
      <text:p text:style-name="P19">Appendix C :</text:p>
      <text:p text:style-name="P19"/>
      <text:p text:style-name="P19">Introduction to Sql :</text:p>
      <text:p text:style-name="P19"/>
      <text:p text:style-name="P19">→ using sql in python. </text:p>
      <text:p text:style-name="P19"/>
      <text:p text:style-name="P24">from IPython.display import Image</text:p>
      <text:p text:style-name="P29">Image(url='<text:a xlink:type="simple" xlink:href="http://www.dbquanti.eu/css/images/database.png" text:style-name="Internet_20_link" text:visited-style-name="Visited_20_Internet_20_Link">http://www.dbquanti.eu/css/images/database.png</text:a>')</text:p>
      <text:p text:style-name="P29"/>
      <text:p text:style-name="P30">→<text:span text:style-name="T10"> SQL Imports</text:span></text:p>
      <text:p text:style-name="P30"><text:s text:c="2"/>import sqlite3</text:p>
      <text:p text:style-name="P29"><text:s text:c="2"/>import pandas as pd</text:p>
      <text:p text:style-name="P29">→<text:span text:style-name="T10"> Connecting to dtatbase :</text:span></text:p>
      <text:p text:style-name="P29"><text:s/>con = sqlite3.connect("sakila.db")</text:p>
      <text:p text:style-name="P29"><text:soft-page-break/></text:p>
      <text:p text:style-name="P29"/>
      <text:p text:style-name="P32">→ <text:span text:style-name="T7">Wrinting a Query <text:s/>in triple quotes and passing it as arguments and executing queries.</text:span></text:p>
      <text:p text:style-name="P32"><text:span text:style-name="T3">sql_query = ''' SELECT * FROM customer '''</text:span></text:p>
      <text:p text:style-name="P25"/>
      <text:p text:style-name="P25"># Use pandas to pass sql query using connection form SQLite3</text:p>
      <text:p text:style-name="P25">df = pd.read_sql(sql_query, con)</text:p>
      <text:p text:style-name="P25"/>
      <text:p text:style-name="P25"># Show the resulting DataFrame</text:p>
      <text:p text:style-name="P31">df</text:p>
      <text:p text:style-name="P31"/>
      <text:p text:style-name="P31">→<text:span text:style-name="T10"> </text:span><text:span text:style-name="T9">Full details of table r select everything from table:</text:span></text:p>
      <text:p text:style-name="P29"><text:span text:style-name="T14"><text:s/></text:span><text:span text:style-name="T9">SELECT * FROM table_name</text:span></text:p>
      <text:p text:style-name="P29"><text:span text:style-name="T14"/></text:p>
      <text:p text:style-name="P29"><text:span text:style-name="T14">→ Select distinct country_ids from the city table.</text:span></text:p>
      <text:p text:style-name="Preformatted_20_Text"><text:s text:c="3"/>query = ''' SELECT DISTINCT(country_id)</text:p>
      <text:p text:style-name="P29"><text:s text:c="12"/>FROM city'''</text:p>
      <text:p text:style-name="P29"><text:span text:style-name="T14"/></text:p>
      <text:p text:style-name="P35"><text:span text:style-name="T10"><text:s/>→ </text:span><text:span text:style-name="T16">The where clause :</text:span></text:p>
      <text:p text:style-name="P35"><text:span text:style-name="T10"><text:s text:c="2"/></text:span><text:span text:style-name="T11">Select all customer info from the 1st store.</text:span></text:p>
      <text:p text:style-name="P26"><text:s text:c="2"/><text:span text:style-name="T3"><text:s/>query = ''' SELECT *</text:span></text:p>
      <text:p text:style-name="P27"><text:s text:c="12"/>FROM customer</text:p>
      <text:p text:style-name="P33"><text:s text:c="12"/>WHERE store_id = 1'''</text:p>
      <text:p text:style-name="P34">→<text:span text:style-name="T12"> Use of and in where :</text:span></text:p>
      <text:p text:style-name="P34">Select all films from 2006 that are rated R.</text:p>
      <text:p text:style-name="Preformatted_20_Text"/>
      <text:p text:style-name="Preformatted_20_Text"><text:s text:c="4"/>query = ''' SELECT * FROM film</text:p>
      <text:p text:style-name="P28"><text:s text:c="12"/></text:p>
      <text:p text:style-name="P28"><text:soft-page-break/><text:s text:c="5"/>WHERE release_year = 2006</text:p>
      <text:p text:style-name="P29"><text:s text:c="12"/>AND rating = 'R' '''</text:p>
      <text:p text:style-name="P34"/>
      <text:p text:style-name="P29"><text:span text:style-name="T20">SQL WILDCARDS, ORDER BY, GROUP BY :</text:span></text:p>
      <text:p text:style-name="P29"><text:span text:style-name="T20"/></text:p>
      <text:p text:style-name="P29"><text:span text:style-name="T20">→</text:span><text:span text:style-name="T21"> Wildcards :</text:span></text:p>
      <text:p text:style-name="P36"><text:span text:style-name="T23">Select any customers whose name start with an M</text:span></text:p>
      <text:p text:style-name="Preformatted_20_Text">query = ''' SELECT *</text:p>
      <text:p text:style-name="Preformatted_20_Text"><text:s text:c="12"/>FROM customer</text:p>
      <text:p text:style-name="P29"><text:s text:c="12"/>WHERE first_name LIKE 'M%' ; '''</text:p>
      <text:p text:style-name="P29"/>
      <text:p text:style-name="P29">→<text:span text:style-name="T14"> </text:span><text:bookmark text:name="IMPORTANT-NOTE!"/><text:span text:style-name="T13">NOT</text:span><text:span text:style-name="T15">E :</text:span></text:p>
      <text:p text:style-name="P29"><text:span text:style-name="T15"><text:s text:c="3"/></text:span><text:span text:style-name="T19">In MySQL you would use:</text:span></text:p>
      <text:p text:style-name="Text_20_body"><text:s text:c="8"/>WHERE value LIKE '[charlist]%'</text:p>
      <text:p text:style-name="Text_20_body"><text:s text:c="8"/>In SQLite you use:</text:p>
      <text:p text:style-name="Text_20_body"><text:s text:c="9"/>WHERE value GLOB '[charlist]*'</text:p>
      <text:p text:style-name="P29"><text:span text:style-name="T20">→</text:span><text:span text:style-name="T25"> </text:span><text:bookmark text:name="SQL-ORDER-BY"/><text:span text:style-name="T13">SQL ORDER BY</text:span></text:p>
      <text:p text:style-name="P29"><text:span text:style-name="T20">→</text:span><text:span text:style-name="T17"> </text:span><text:span text:style-name="T18">SELECT column_name <text:line-break/>FROM table_name<text:line-break/>ORDER BY column_name ASC|DESC</text:span></text:p>
      <text:p text:style-name="P29"><text:span text:style-name="T18"/></text:p>
      <text:p text:style-name="P37"><text:span text:style-name="T18">→</text:span><text:span text:style-name="T19"> </text:span><text:span text:style-name="T15">SQL Group BY</text:span></text:p>
      <text:p text:style-name="P29"><text:span text:style-name="T19"><text:s text:c="2"/>SELECT column_name, aggregate_function(column_name) <text:line-break/>FROM table_name <text:line-break/>WHERE column_name operator value <text:line-break/>GROUP BY column_name;</text:span></text:p>
      <text:p text:style-name="P29"><text:span text:style-name="T19"/></text:p>
      <text:p text:style-name="P29"><text:soft-page-break/><text:span text:style-name="T19"/></text:p>
      <text:p text:style-name="P29"><text:span text:style-name="T19"/></text:p>
      <text:p text:style-name="P29"><text:span text:style-name="T19"/></text:p>
      <text:p text:style-name="P23"><text:span text:style-name="Strong_20_Emphasis"><text:span text:style-name="T28"><text:s text:c="56"/></text:span></text:span><text:span text:style-name="Strong_20_Emphasis"><text:span text:style-name="T29">Thank You</text:span></text:span></text:p>
      <text:p text:style-name="P21"><text:s text:c="4"/></text:p>
      <text:p text:style-name="P21">By</text:p>
      <text:p text:style-name="P21">NAME : <text:s/>Kumar Paritosh</text:p>
      <text:p text:style-name="P22"><text:span text:style-name="T30"><text:s text:c="9"/>EMAIL : </text:span><text:a xlink:type="simple" xlink:href="mailto:kparitosh98@gmail.com" text:style-name="Internet_20_link" text:visited-style-name="Visited_20_Internet_20_Link"><text:span text:style-name="T30">kparitosh98@gmail.com</text:span></text:a></text:p>
      <text:p text:style-name="P39"><text:span text:style-name="Strong_20_Emphasis"><text:span text:style-name="T29"><text:s text:c="31"/>Course : Data Analytics With Python</text:span></text:span></text:p>
      <text:p text:style-name="P38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23:46:10.218447724</meta:creation-date>
    <dc:date>2017-12-25T10:34:23.612756715</dc:date>
    <meta:editing-duration>PT38M13S</meta:editing-duration>
    <meta:editing-cycles>5</meta:editing-cycles>
    <meta:generator>LibreOffice/5.4.1.2$Linux_X86_64 LibreOffice_project/40m0$Build-2</meta:generator>
    <meta:document-statistic meta:table-count="0" meta:image-count="0" meta:object-count="0" meta:page-count="6" meta:paragraph-count="109" meta:word-count="570" meta:character-count="3808" meta:non-whitespace-character-count="3073"/>
  </office:meta>
</office:document-meta>
</file>